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40000031E3F25D3DEA368E1D4.png" manifest:media-type="image/png"/>
  <manifest:file-entry manifest:full-path="Pictures/10000201000000A300000165E22463A2C0FA8AAA.png" manifest:media-type="image/png"/>
  <manifest:file-entry manifest:full-path="Pictures/10000201000000EF000000F2EFA9EA5B855E05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4.088cm" fo:min-width="17.788cm"/>
    </style:style>
    <style:style style:name="gr2" style:family="graphic" style:parent-style-name="standard">
      <style:graphic-properties draw:fill-color="#669999" draw:textarea-horizontal-align="justify" draw:textarea-vertical-align="middle" draw:auto-grow-height="false" fo:min-height="3.648cm" fo:min-width="16.8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5" style:family="graphic" style:parent-style-name="standard">
      <style:graphic-properties draw:fill-color="#99cccc" draw:textarea-horizontal-align="justify" draw:textarea-vertical-align="middle" draw:auto-grow-height="false" fo:min-height="3.648cm" fo:min-width="16.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7" style:family="graphic" style:parent-style-name="standard">
      <style:graphic-properties draw:fill-color="#ccccff" draw:textarea-horizontal-align="justify" draw:textarea-vertical-align="middle" draw:auto-grow-height="false" fo:min-height="3.648cm" fo:min-width="16.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66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Free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style:font-name="FreeMono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99cccc"/>
      <style:paragraph-properties fo:text-align="center"/>
    </style:style>
    <style:style style:name="P7" style:family="paragraph">
      <style:text-properties style:font-name="FreeMono" fo:font-size="36pt" fo:font-weight="bold" style:font-size-asian="36pt" style:font-size-complex="36pt"/>
    </style:style>
    <style:style style:name="P8" style:family="paragraph">
      <loext:graphic-properties draw:fill="none" draw:fill-color="#ffffff"/>
      <style:text-properties style:font-name="FreeMono" fo:font-size="36pt" fo:font-weight="bold" style:font-size-asian="36pt" style:font-size-complex="36pt"/>
    </style:style>
    <style:style style:name="P9" style:family="paragraph">
      <loext:graphic-properties draw:fill-color="#ccccff"/>
      <style:paragraph-properties fo:text-align="center"/>
    </style:style>
    <style:style style:name="T1" style:family="text">
      <style:text-properties style:font-name="FreeMono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Free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4.338cm" svg:x="1.38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4.318cm" svg:x="1.635cm" svg:y="11.3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826cm" svg:height="2.861cm" svg:x="15.438cm" svg:y="12.149cm">
          <draw:image xlink:href="Pictures/10000201000000EF000000F2EFA9EA5B855E0594.png" xlink:type="simple" xlink:show="embed" xlink:actuate="onLoad">
            <text:p/>
          </draw:image>
        </draw:frame>
        <draw:frame draw:style-name="gr4" draw:text-style-name="P5" draw:layer="layout" svg:width="10.522cm" svg:height="2.032cm" svg:x="2.524cm" svg:y="12.684cm">
          <draw:text-box>
            <text:p text:style-name="P4"><text:span text:style-name="T1">tangocs/mysql</text:span></text:p>
          </draw:text-box>
        </draw:frame>
        <draw:custom-shape draw:style-name="gr5" draw:text-style-name="P6" draw:layer="layout" svg:width="17.78cm" svg:height="4.318cm" svg:x="1.636cm" svg:y="6.6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3.462cm" svg:height="2.791cm" svg:x="2.524cm" svg:y="8.112cm">
          <draw:text-box>
            <text:p text:style-name="P7"><text:span text:style-name="T2">tangocs/tango-cs</text:span></text:p>
          </draw:text-box>
        </draw:frame>
        <draw:frame draw:style-name="gr3" draw:text-style-name="P3" draw:layer="layout" svg:width="1.541cm" svg:height="3.375cm" svg:x="15.986cm" svg:y="7.25cm">
          <draw:image xlink:href="Pictures/10000201000000A300000165E22463A2C0FA8AAA.png" xlink:type="simple" xlink:show="embed" xlink:actuate="onLoad">
            <text:p/>
          </draw:image>
        </draw:frame>
        <draw:custom-shape draw:style-name="gr7" draw:text-style-name="P9" draw:layer="layout" svg:width="17.78cm" svg:height="4.318cm" svg:x="1.637cm" svg:y="2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2.573cm" svg:height="1.905cm" svg:x="2.397cm" svg:y="3.54cm">
          <draw:text-box>
            <text:p text:style-name="P4"><text:span text:style-name="T1">Client process</text:span></text:p>
          </draw:text-box>
        </draw:frame>
        <draw:frame draw:style-name="gr3" draw:text-style-name="P3" draw:layer="layout" svg:width="3.008cm" svg:height="2.985cm" svg:x="15.164cm" svg:y="2.714cm">
          <draw:image xlink:href="Pictures/10000201000003240000031E3F25D3DEA368E1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4:51:19.305834875</meta:creation-date>
    <dc:date>2017-05-03T15:08:35.603694991</dc:date>
    <meta:editing-duration>PT6M49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